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w Century Schlbk" svg:font-family="'New Century Schlb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5in" fo:margin-right="0.5in" fo:margin-top="0in" fo:margin-bottom="0in" loext:contextual-spacing="false" fo:line-height="100%" fo:text-align="start"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text-properties fo:color="#000000" style:font-name="Times New Roman" fo:font-size="12pt" style:font-name-asian="Times New Roman" style:font-size-asian="12pt" style:font-name-complex="Times New Roman"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0pt" style:font-name-asian="Times New Roman" style:font-size-asian="10pt" style:font-name-complex="Times New Roman" style:font-size-complex="10pt"/>
    </style:style>
    <style:style style:name="P11"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P12" style:family="paragraph" style:parent-style-name="Standard">
      <style:paragraph-properties fo:margin-left="0.5in" fo:margin-right="0.5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T1" style:family="text">
      <style:text-properties fo:color="#000000"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000000" style:font-name="Times New Roman" fo:font-size="12pt" fo:font-style="italic" style:font-name-asian="Times New Roman" style:font-size-asian="12pt" style:font-style-asian="italic" style:font-name-complex="Times New Roman" style:font-size-complex="12pt" style:font-style-complex="italic"/>
    </style:style>
    <style:style style:name="T4" style:family="text">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5" style:family="text">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T6" style:family="text">
      <style:text-properties fo:color="#000000" style:font-name="Times New Roman" fo:font-size="10pt" style:font-name-asian="Times New Roman" style:font-size-asian="10pt" style:font-name-complex="Times New Roman" style:font-size-complex="10pt"/>
    </style:style>
    <style:style style:name="T7" style:family="text">
      <style:text-properties fo:color="#000000" style:font-name="New Century Schlbk" fo:font-size="10pt" style:font-name-asian="New Century Schlbk" style:font-size-asian="10pt" style:font-name-complex="New Century Schlbk"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rt 4:</text:p>
      <text:p text:style-name="P9"/>
      <text:p text:style-name="P9">Exploratory Study of the State’s Role in the </text:p>
      <text:p text:style-name="P9">History of Local-Federal Educational Policy:</text:p>
      <text:p text:style-name="P9">The Wisconsin Example</text:p>
      <text:p text:style-name="P5"/>
      <text:p text:style-name="P5"/>
      <text:p text:style-name="P5"><text:tab/>The purpose of this final report is to produce an exploratory study to outline how we might include a more formal investigation of the state (particularly the state education agency, or SEA) into our historical analysis of local-federal educational policy. Since our first “guinea pig” project case study centered on the Milwaukee metropolitan area, it made sense to take a closer look at Wisconsin and its official education agency, the Department of Public Instruction.</text:p>
      <text:p text:style-name="P5"/>
      <text:p text:style-name="P5"><text:tab/>Two research questions guided my thinking for this report:</text:p>
      <text:p text:style-name="P5"/>
      <text:p text:style-name="P1"><text:span text:style-name="T1">a) Drawing from existing literature in the field, what </text:span><text:span text:style-name="T2">analytical contribution</text:span><text:span text:style-name="T1"> might we expect a study of “the state” to contribute to our overall project on local-federal educational policy?</text:span></text:p>
      <text:p text:style-name="P5"/>
      <text:p text:style-name="P1"><text:span text:style-name="T1">b) Using Wisconsin as an example, what types of </text:span><text:span text:style-name="T2">historical source materials</text:span><text:span text:style-name="T1"> readily exist for a study of “the state,” and what does a preliminary analysis of them tell us?</text:span></text:p>
      <text:p text:style-name="P5"/>
      <text:p text:style-name="P5"/>
      <text:p text:style-name="P5"/>
      <text:p text:style-name="P7">Analytical contribution:</text:p>
      <text:p text:style-name="P5"/>
      <text:p text:style-name="P5">It may be helpful to point out that when we utter the phrase “the state” in our conversations about this research, we may mean one of many different entities. My concern here is NOT about confusing “the state (of Wisconsin)” with “the State” (a political theorist’s label for government). Instead, I draw attention to three other definitions of “the state”:</text:p>
      <text:p text:style-name="P5"/>
      <text:p text:style-name="P5">a) the official state educational agency (SEA)</text:p>
      <text:p text:style-name="P5"/>
      <text:p text:style-name="P5">b) other high-profile political actors in state government (the governor, the state assembly)</text:p>
      <text:p text:style-name="P5"/>
      <text:p text:style-name="P5">c) political dynamics of the state as a whole (eg state-wide rural Wisconsin interests versus geographically-narrower urban interests)</text:p>
      <text:p text:style-name="P5"/>
      <text:p text:style-name="P5">If we decide to examine “the state” more closely in our local-federal study, I urge us to choose our words carefully, since these three definitions (and perhaps many others) point us in very different directions.</text:p>
      <text:p text:style-name="P5"/>
      <text:p text:style-name="P1"><text:span text:style-name="T1">When looking over my notes on educational historiography which I’ve been keeping since entering the field in 1992, I was surprised to realize how little scholarship on the 20th century that I’ve read specifically analyzes state-level government. For some very good pragmatic reasons, most of the leading 20th century ed policy histories focus on cities rather than states or metropolitan areas (eg Katznelson and Weir, </text:span><text:span text:style-name="T3">Schooling for All</text:span><text:span text:style-name="T1"> on Chicago and San Francisco; Peterson’s </text:span><text:span text:style-name="T3">Politics of School Reform</text:span><text:span text:style-name="T1"> on the </text:span><text:soft-page-break/><text:span text:style-name="T1">same two plus Atlanta; Tyack’s </text:span><text:span text:style-name="T3">One Best System</text:span><text:span text:style-name="T1"> with case studies from several major cities; Reese’s </text:span><text:span text:style-name="T3">Power and Promise</text:span><text:span text:style-name="T1"> on Rochester, Toldeo, Milwaukee, and Kansas City; and Wrigley’s </text:span><text:span text:style-name="T3">Class Politics and the Public Schools</text:span><text:span text:style-name="T1"> on Chicago.) In a detailed literature review on the political economy of urban education, historians John Rury and Jeff Mirel point out that “the relationship between city schools and state governments, which generated fierce partisan controversies as far back as the 1930s and 1940s, has rarely been explored.” One explanation for this historiographical oversight, they suggest, is that during pre-WWII years, “strong local economies ensured that cities did not need to confront state government over such issues as state school aid,” and that historians have been late to appreciate this important shift in the balance of power in the post-war years. Another reason may be that in states dominated by one-party, big-city politics (such as Georgia (Atlanta), New York (New York City), and Illinois (Chicago), the lack of contested authority over the state educational agency made its role relatively inconsequential.</text:span><text:note text:id="ftn1" text:note-class="footnote"><text:note-citation>1</text:note-citation><text:note-body><text:p text:style-name="P10">John L. Rury and Jeffrey E. Mirel, "The Political Economy of Urban Education" in Review of Research in Education, v. 22. (Washington, DC: AERA, 1997), p 70.</text:p></text:note-body></text:note></text:p>
      <text:p text:style-name="P5"/>
      <text:p text:style-name="P1"><text:span text:style-name="T1">Jeff Mirel’s </text:span><text:span text:style-name="T3">Rise and Fall of an Urban School System</text:span><text:span text:style-name="T1"> may be one of the few 20th-century ed policy histories which attempts, in some way, to connect state government and urban schooling. Chapter 5 analyzes important economic and demographic transformations in the Detroit metropolitan area which significantly influenced the relationship between the state assembly and the city. By 1960, Mirel describes, the Detroit suburban area surpassed the city in population, manufacturing plants moved from central city to suburban locations, and the relative difference in property tax bases widened significantly. As suburban areas gained political and demographic strength, and came to identify themselves as “anti-city” with white flight, they tended to join with white rural areas in competing with Detroit for their share of state education aid. </text:span></text:p>
      <text:p text:style-name="P5"/>
      <text:p text:style-name="P1"><text:span text:style-name="T1">While I find other portions of Mirel’s book to be misguided, it seems that this chapter may provide one of the few models available to us for thinking about how we can envision “the state” fitting into our local-federal policy history. Perhaps I can see connections more easily because of the rough similarity between Detroit/Michigan and Milwaukee/Wisconsin. Both cities prized their first-rate school districts in the progressive era, but increasing black migration and white suburban flight in the post-war era contributed to the reluctance of the state assembly to support urban schooling. It is not clear to me whether other other case studies, particularly San Jose/California, Little Rock/Arkansas, and Houston/Texas, would fit this same analytical model. Overall, Mirel’s general interpretation sounds solid to me: it would be ideal for us to compare state-level involvement versus federal-level involvement in urban schooling over time. (For </text:span><text:span text:style-name="T3">how</text:span><text:span text:style-name="T1"> to do this, given source materials, see section below).</text:span></text:p>
      <text:p text:style-name="P5"/>
      <text:p text:style-name="P5">(I would have to look at Mirel’s book again to see what kinds of state-level evidence he brings into the narrative to support his assertions. My fuzzy recollection was that the state-level evidence was minimal, most likely because his main story focused on the city of Detroit.) </text:p>
      <text:p text:style-name="P5"/>
      <text:p text:style-name="P1"><text:span text:style-name="T1">(Two other titles which look more closely at “the state” may be Kantor’s </text:span><text:span text:style-name="T3">Learning to Earn</text:span><text:span text:style-name="T1"> on California, and possibly Tyack, Hansot, and Lowe’s </text:span><text:span text:style-name="T3">Public Schools in Hard Times</text:span><text:span text:style-name="T1">. But both of these deal more explicitly with the pre-WWII era, so may be of limited analytical use to our post-war study.)</text:span></text:p>
      <text:p text:style-name="P5"/>
      <text:p text:style-name="P5">I am not aware of any book-length study or major article in educational history which examines the political dynamics within a state educational agency, or its relationship to the state government or state political interests. Question for Carl and others: Does such a study exist? If so, we’d have a much clearer understanding of what such a study might contribute analytically to our local-federal policy history.</text:p>
      <text:p text:style-name="P5"><text:soft-page-break/></text:p>
      <text:p text:style-name="P7">Preliminary analysis of historical source materials:</text:p>
      <text:p text:style-name="P5"/>
      <text:p text:style-name="P5">What kinds of historical source materials readily exist for an analysis of “the state,” and what might we learn from them in the case of Wisconsin?</text:p>
      <text:p text:style-name="P5"/>
      <text:p text:style-name="P5">Overall, I was disappointed in the relative lack of state-level source materials, especially when compared to those which I have found while studying Milwaukee and its metropolitan area. Here’s a review of what I found - and did not find - while searching over the past eight months.</text:p>
      <text:p text:style-name="P5"/>
      <text:p text:style-name="P1"><text:span text:style-name="T2">SEA Annual Reports</text:span><text:note text:id="ftn2" text:note-class="footnote"><text:note-citation>2</text:note-citation><text:note-body><text:p text:style-name="P5">Dept of Public Instrcution, Thirty-Third Report of the Supt of Public Instruction, WI (began looking at volume 1945-47; data comes from biennial reports, numbered by page; in 1967-69 the format changed dramatically and dropped most narrative and financial summaries; even worse, the DPI library had shipped out the 1969-present volumes for external cataloging)</text:p></text:note-body></text:note><text:span text:style-name="T1"> (Wisconsin Department of Public Instruction)</text:span></text:p>
      <text:p text:style-name="P5"><text:tab/>The DPI library in Madison maintains a small collection of annual reports issued by the SEA, but the quality of the information diminishes rapidly after the 1960s. For our purposes, the reports occasionally include Federal program narratives and brief financial summaries, which allow us one way of tracking the origin and growth of federal influence across Wisconsin schools.</text:p>
      <text:p text:style-name="P5"/>
      <text:p text:style-name="P5"><text:tab/>Some brief highlights:</text:p>
      <text:p text:style-name="P5"/>
      <text:p text:style-name="P1"><text:span text:style-name="T4">School Lunch Program</text:span><text:span text:style-name="T1">, 1946 (1945-7, p30)</text:span></text:p>
      <text:p text:style-name="P5">narrative on the origins of Public Law 396, 79th Congress, with language of “national security” in the original act, but a dairy-state angle: “No doubt, the program will continue to grow year after year as its educational and nutritional benefits are experienced. Its direct benefit to agriculture must not be underestimated. It has created a market for agricultural commodities, particularly for dairy products, which will have a significant effect upon stabilizing the market for such foods in an economic recession.”</text:p>
      <text:p text:style-name="P5"/>
      <text:p text:style-name="P5">“The special milk program, which had its beginning in 1954, has experienced a fantastic growth from year to year. So importat has this program befoe in the option of the people of WI and the nation that the 86th Cong of 1960 again increased the approp for the ensuing two year period and adopted legislatio which makes this program permanent instead of being merely a piece of ‘stop-gap’ legislation designed for the pupose rof removing surplus fluid mile from the market. “(1957-59, p87)</text:p>
      <text:p text:style-name="P5"/>
      <text:p text:style-name="P5">1954 Congress passed law known as “Special Milk Program”: “Wisconsin was the first nate i the nation to adopt the program” in schools with lunch progr, 4¢ for each ‘extra’ half-pint of milk used in add to the first half pin served as part of lunch; in schools without lunch prog, 3¢ per milk (1959-61, p83)</text:p>
      <text:p text:style-name="P5"/>
      <text:p text:style-name="P5">during 1946-47, WI allotted $1053k, 1127 schools partic</text:p>
      <text:p text:style-name="P5"/>
      <text:p text:style-name="P5"><text:tab/><text:tab/>WI schools<text:tab/><text:tab/>Fed funds</text:p>
      <text:p text:style-name="P5">1946-47<text:tab/>1127<text:tab/><text:tab/><text:tab/>$1053k</text:p>
      <text:p text:style-name="P5">1947-48<text:tab/>1143 <text:tab/><text:tab/><text:tab/>$814k <text:s/>(no equipment this year)</text:p>
      <text:p text:style-name="P5">1948-49<text:tab/>1380<text:tab/><text:tab/><text:tab/>$956k</text:p>
      <text:p text:style-name="P5">1949-50<text:tab/>1735 <text:tab/><text:tab/><text:tab/>$1022k </text:p>
      <text:p text:style-name="P5">1950-51<text:tab/>1642 <text:tab/><text:tab/><text:tab/>$1064k</text:p>
      <text:p text:style-name="P5"><text:soft-page-break/>1955-56<text:tab/>1530 <text:tab/><text:tab/><text:tab/>$1011k </text:p>
      <text:p text:style-name="P5">1956-57<text:tab/>1556<text:tab/><text:tab/><text:tab/>$1306k (great campy photos this volume)</text:p>
      <text:p text:style-name="P5">1958-59<text:tab/>1667 schools<text:tab/><text:tab/>$1501k <text:tab/> <text:s/>SPEC MILK <text:s text:c="2"/><text:tab/> DONATED FOOD</text:p>
      <text:p text:style-name="P5">1959-60<text:tab/>1778 schools<text:tab/><text:tab/>$1515k <text:tab/>fed aid<text:tab/>$2137 </text:p>
      <text:p text:style-name="P5">1960-61<text:tab/>1900 schools<text:tab/><text:tab/>$1565k <text:tab/>fed aid<text:tab/>$2273</text:p>
      <text:p text:style-name="P5">1962-63<text:tab/>2050 schools<text:tab/><text:tab/>$1617 fed <text:tab/><text:tab/>$2532 <text:tab/><text:tab/>$2562</text:p>
      <text:p text:style-name="P5">1963-64<text:tab/>2043 schools<text:tab/><text:tab/>$1865 fed <text:tab/><text:tab/>$2588<text:tab/><text:tab/>$2622 </text:p>
      <text:p text:style-name="P5">1964-65<text:tab/>1994schools<text:tab/><text:tab/>$1967 fed <text:tab/><text:tab/>$2638<text:tab/><text:tab/>$4595 </text:p>
      <text:p text:style-name="P5">1965-66<text:tab/>1965 schools<text:tab/><text:tab/>$2069 fed<text:tab/><text:tab/>$2608<text:tab/><text:tab/>$4495 </text:p>
      <text:p text:style-name="P5">1966-67<text:tab/>1931 schools<text:tab/><text:tab/>$2242 fed<text:tab/><text:tab/>$2731<text:tab/><text:tab/>$3898 </text:p>
      <text:p text:style-name="P5"><text:tab/>also this year, School breakfast program<text:tab/>11 schools, $10k fed funds</text:p>
      <text:p text:style-name="P5"/>
      <text:p text:style-name="P5">(Remember that state-wide school consolidation efforts may be leading reason why number of participating schools drop, yet dollar amount increases.)</text:p>
      <text:p text:style-name="P5"/>
      <text:p text:style-name="P8">School Building and Construction</text:p>
      <text:p text:style-name="P5">In the post-war years, state ed officials clearly expected that the federal government would soon provide financial assistance to build new schools, much like had been done during the New Deal era:</text:p>
      <text:p text:style-name="P5"/>
      <text:p text:style-name="P5">“It will be remembered that in the depression years of 1930 to 1938 schols were helped by the WPA and PWA which contribued to the construction field, either by complete grants or by partial financial asst up to 45 per cent of the building progject’s cost” (1945-47, p34)</text:p>
      <text:p text:style-name="P5">refs to school building needs and Fed bills for sch construction aid which died in Congress in 1945 and 1947</text:p>
      <text:p text:style-name="P5">“It, therefore, seems imperative that financial aid, possibily on both the Fed the State levels, will be required to meet this critical school building situation. It is expected that such Federal aid may soon be forthcoming.” (1945-47, p35)</text:p>
      <text:p text:style-name="P5"/>
      <text:p text:style-name="P5">This sense of optimism for fed school construction aid drops out of the picture after 1945-47.</text:p>
      <text:p text:style-name="P5"/>
      <text:p text:style-name="P8">National Defense Education Act (NDEA)</text:p>
      <text:p text:style-name="P8"/>
      <text:p text:style-name="P5">As I found to be the case for Milwaukee Public Schools, NDEA appears to have contributed as much to creating high school counselors as it did to establishing science lab equipment in Wisconsin. However, NDEA appears to have had a relatively late start in Wisconsin, and it grew rapidly in the mid-1960s.</text:p>
      <text:p text:style-name="P5"/>
      <text:p text:style-name="P5">National Defense Ed Act of 1958 “was adopted partially by the WI State Legislature for the Dept of PI in 1959” (**Not clear why “partially”) (1959-61, p13)</text:p>
      <text:p text:style-name="P5">in partic, Title III (math, for lang, sci), Title V (guidance, counseling, testing) and Title X (statistical services) became effective for publicc schools in state</text:p>
      <text:p text:style-name="P5">293 school districts applied for Title III on first date, Jan 1960, p14</text:p>
      <text:p text:style-name="P5">Title V: “although less than half of the WI sec school distric participated...approx 71% of the sec school students attended schools which had approved programs”; mostly urban (Milwaukee) p15</text:p>
      <text:p text:style-name="P5">Counselors employed in local Title V programs: total 728 in 1960-61 (but only 113 full-time)</text:p>
      <text:p text:style-name="P5">NDEA Title III reimbs in 1960-61 $4650k: roughly 70% science, 12% math, 6% for lang, 2% minor remodeling</text:p>
      <text:p text:style-name="P5"/>
      <text:p text:style-name="P5">NDEA Title III - to date, 2360 project approvals involving 611 districts, with approx $1.5M in fed funds <text:soft-page-break/>each year</text:p>
      <text:p text:style-name="P5">NDEA Title III - in 1963-64, WI school districts spent about $4.1M for counseling and guidance related services; about $300k was reimb by feds (1961-63, p25-26)</text:p>
      <text:p text:style-name="P5"/>
      <text:p text:style-name="P5">NDEA III expanded to include historyk, civics, geography, Eng, reading: $2.75M fed aid paid during biennium p36</text:p>
      <text:p text:style-name="P5">NDEA V-A expanding to inclue testing, guiance, and counselfing for grades 7-8, and school district partic inc from 31% (and $327k fed reimb) in 1960 (its first year) to 65% (and $414k fed reimb) in 1965 (1963-65, p36)</text:p>
      <text:p text:style-name="P5"/>
      <text:p text:style-name="P8">Increase in DPI Bureaucracy and Oversight with ESEA</text:p>
      <text:p text:style-name="P5"/>
      <text:p text:style-name="P5">With ESEA in 1965, DPI’s annual report reflects upon the institutional growth required to administer and oversee the federal program. In Sept 1965, DPI appointed a Coordinator of Federal Instructional Programs, whose office received 423 ESEA proposals as of March 1966. In addition, Title V of ESEA provided $281k in federal funds (from 65-66) to increase its professional staff by 17%. To coordinate R&amp;D efforts, a member of DPI was assigned to the UW-Madison Research and Development Center for Learning and Re-Education, oen fo the several federally-funded centers in the nation created under a 1964 US Office of Ed proposal. (1963-65, pp24, 41-42)</text:p>
      <text:p text:style-name="P5"/>
      <text:p text:style-name="P5">Wisconsin’s projected share of ESEA funds to be received in 1966:</text:p>
      <text:p text:style-name="P5">Title I<text:tab/>$18.1M</text:p>
      <text:p text:style-name="P5">Title II<text:tab/> <text:s/>2.3M</text:p>
      <text:p text:style-name="P5">Title III<text:tab/> <text:s/>1.6M</text:p>
      <text:p text:style-name="P5">title V<text:tab/> <text:s text:c="2"/>280k</text:p>
      <text:p text:style-name="P5"/>
      <text:p text:style-name="P8">Indian Education</text:p>
      <text:p text:style-name="P5">brief program narrative on Johnson-O’Malley act; three federal day schools for Indians closed July 1948, absorbed into public schools; statewide revenues never seem to exceed $200k from 1945-1960s</text:p>
      <text:p text:style-name="P5"/>
      <text:p text:style-name="P8">Special Education</text:p>
      <text:p text:style-name="P5">without fully describing how, Federal revenues contributed 41% to crippled children program budget, 12% to hearing budget, and 10% to speech budget, in 1947-49 (p44); State covered remainder, plus all for Mentally Retarded and Vision programs</text:p>
      <text:p text:style-name="P5"/>
      <text:p text:style-name="P8">Impact Aid</text:p>
      <text:p text:style-name="P5">43rd Report 1965-67</text:p>
      <text:p text:style-name="P5">Impact Aid to Federally Affected Areas</text:p>
      <text:p text:style-name="P5">Impacted Area Aid - Public Law 874 (enacted 1950), amended <text:s/>1958 to include Indian areas [*no discussion of Milwaukee other urban areas with fed activity*]</text:p>
      <text:p text:style-name="P5">Public Law 874<text:tab/>$2M paid in biennium to 35 LEAs</text:p>
      <text:p text:style-name="P5">Public Law 815<text:tab/>$291k paid to 2 school districts p18</text:p>
      <text:p text:style-name="P5"/>
      <text:p text:style-name="P5"><text:tab/><text:tab/>Total WI Local Ed Agency (LEA) Revenue<text:tab/>Total Fed aid to WI LEAs</text:p>
      <text:p text:style-name="P5">(Source: DPI annual reports, produced by summaries from reports filed by County and City Supts and Supervising Principals)</text:p>
      <text:p text:style-name="P5"/>
      <text:p text:style-name="P5">1953-54 <text:tab/>$164M<text:tab/><text:tab/><text:tab/><text:tab/><text:tab/><text:tab/>$2.4M<text:tab/>(1.4%)</text:p>
      <text:p text:style-name="P5"><text:soft-page-break/>1954-55<text:tab/>$178M<text:tab/><text:tab/><text:tab/><text:tab/><text:tab/><text:tab/>$2.9M</text:p>
      <text:p text:style-name="P5">1957-58 <text:tab/>$240M<text:tab/><text:tab/><text:tab/><text:tab/><text:tab/><text:tab/>$4.1M</text:p>
      <text:p text:style-name="P5">1958-59 <text:tab/>$261M<text:tab/><text:tab/><text:tab/><text:tab/><text:tab/><text:tab/>$4.3M</text:p>
      <text:p text:style-name="P5">1960-61<text:tab/>$323M<text:tab/><text:tab/><text:tab/><text:tab/><text:tab/><text:tab/>$7.2M</text:p>
      <text:p text:style-name="P5">1961-62<text:tab/>$352M <text:tab/><text:tab/><text:tab/><text:tab/><text:tab/>$6.3M</text:p>
      <text:p text:style-name="P5">1962-63<text:tab/>$390M<text:tab/><text:tab/><text:tab/><text:tab/><text:tab/><text:tab/>$6.8M</text:p>
      <text:p text:style-name="P5">1963-64<text:tab/>$416M<text:tab/><text:tab/><text:tab/><text:tab/><text:tab/><text:tab/>$6.9M</text:p>
      <text:p text:style-name="P5">1964-65<text:tab/>$451M<text:tab/><text:tab/><text:tab/><text:tab/><text:tab/><text:tab/>$7.3M</text:p>
      <text:p text:style-name="P5">1965-66<text:tab/>$498M<text:tab/><text:tab/><text:tab/><text:tab/><text:tab/><text:tab/>$11.6M</text:p>
      <text:p text:style-name="P5">1966-67<text:tab/>$568M<text:tab/><text:tab/><text:tab/><text:tab/><text:tab/><text:tab/>$23.2M<text:tab/>(4.0%)</text:p>
      <text:p text:style-name="P5"><text:tab/>*This shows a significant increase in LEA revenue from federal sources</text:p>
      <text:p text:style-name="P5"/>
      <text:p text:style-name="P5">*NOTE: As described in footnote above, DPI report format changes dramatically in late 1960s and drops most program narratives and financial data listed here. DPI library had shipped out post-1969 reports for external cataloging, so they were not available during my research trip there.</text:p>
      <text:p text:style-name="P5"/>
      <text:p text:style-name="P1"><text:span text:style-name="T2">SEA official archives</text:span><text:span text:style-name="T1"> (DPI holdings catalogued at State Historical Society in Madison)</text:span></text:p>
      <text:p text:style-name="P5"/>
      <text:p text:style-name="P5">The State Historical Society on the UW-Madison campus is the official depository of DPI archival records, yet most of this collection was unprocessed and disappointing. After spending one full day of searching through nearly 20 boxes selected from the on-line preliminary inventory, I had very little to show for my efforts. </text:p>
      <text:p text:style-name="P5"/>
      <text:p text:style-name="P5">Most of my time was spent digging through 13 feet of the unprocessed subcollection, Federal program files (1965, 1972-1974, 1976, 1978-1980). These boxes typically held bureaucratic materials - grant guidelines, award notifications, official contracts, federal agency subject files - which do not seem likely to contribute to our historical narrative. Even the few grant applications, evaluations, and pieces of state-local-federal correspondence which I found did not strike me as very insightful for our project.</text:p>
      <text:p text:style-name="P5"/>
      <text:p text:style-name="P5">For example, see my notes below for one of the more interesting grant applications:</text:p>
      <text:p text:style-name="P12">box 1979/09</text:p>
      <text:p text:style-name="P12">1972 records</text:p>
      <text:p text:style-name="P12">Folder: Civil Rights, Title IV FY 1972</text:p>
      <text:p text:style-name="P12">includes</text:p>
      <text:p text:style-name="P12">“A Proposal for Technical Assistance Program on School Deseg Problems”, sub to US Comm of Ed under prov of Title IV&lt; Section 403 of CR Act of 1964</text:p>
      <text:p text:style-name="P12">July 14, 1970</text:p>
      <text:p text:style-name="P12">request $47k</text:p>
      <text:p text:style-name="P12"><text:tab/>notes that DPI previ received similar grant in June 1968, and has employed a specialist consultant to provide techical outreach on school deseg to LEAs; training programs and visits to LEAs (including 120 to Milw) sev conferences with MPS “indicating to them that problems may exist in predominantly Black schools due to inadeuqate attention to the ethnic minority’s worth and contribution and due to unavailability of enough minority counselors.” p3</text:p>
      <text:p text:style-name="P12">inclues clipping from MJ 9 April 1966 “Push Integration, State School Leaders Urge”</text:p>
      <text:p text:style-name="P12">announcemnet from DPI Angus Rothwell that racial integ must be promoted, with 10 recommendations from “Dept Policy Statemnt on De Facto Seg and Disadvantaging Conditions”</text:p>
      <text:p text:style-name="P12"><text:soft-page-break/>new school sites, special [magnet] programs, reduced teacher loads, qualified personnel for ed disadv, intercultural exchange, teacher ed seminars, encourage board and teacher discussios, research</text:p>
      <text:p text:style-name="P12"><text:tab/>Abstract of similar proposal 1971 “A Proposalf ro Technical Assistance Prog on School Deseg Problems” for $65k</text:p>
      <text:p text:style-name="P5"/>
      <text:p text:style-name="P5">As indicated above, these scattered and isolated grant applications do not readily lend themselves to writing meaningful historical analysis for our project.</text:p>
      <text:p text:style-name="P5"/>
      <text:p text:style-name="P5">Likewise, other smaller federally-oriented subcollections, such as NDEA Administrative files (1966-1977) and White House Conference on Education files (1954-56), had scarcely any materials related to Milwaukee, nor any apparent rationale for why SHS chose to preserve them in contrast to the papers of other federal programs.</text:p>
      <text:p text:style-name="P5"/>
      <text:p text:style-name="P1"><text:span text:style-name="T1">Since I focused my search on federal materials relevant to Milwaukee, and since there was no finding aid, I may have overlooked some archival boxes which might shed more light on the state-federal relationship. For instance, it is possible that a more thorough examination of the State Superintendent’s official correspondence with Washington DC may reveal more information that did not come up in my Milwaukee-oriented search. But for this subcollection alone, SHS holds nearly 100 feet of unprocessed files for the years 1947-1977. I recommend that we think more clearly about its potential analytical contribution to the overall project before digging deeper in state educational agency source materials.</text:span><text:note text:id="ftn3" text:note-class="footnote"><text:note-citation>3</text:note-citation><text:note-body><text:p text:style-name="P5">Wisconsin. Dept. of Public Instruction, General correspondence of the State Superintendent, 1851-1977. </text:p></text:note-body></text:note></text:p>
      <text:p text:style-name="P5"/>
      <text:p text:style-name="P7">SEA unofficial archives</text:p>
      <text:p text:style-name="P5"/>
      <text:p text:style-name="P5">While SHS is the official depository of DPI archives, this does not necessarily mean that all of these materials are actually located there. The SHS archivists informed me that they are far behind on obtaining materials for DPI, and that this situation is not likely to improve due to the lack of coordination between SHS and state agencies, and the lack of SHS resources for preserving and processing state agency materials. In other words, state agencies tend to throw out old paperwork before anyone at SHS has the time or energy to advise them on what might be worth saving.</text:p>
      <text:p text:style-name="P5"/>
      <text:p text:style-name="P5">The lack of coordination became very apparent to me when I inquired at DPI for any federally-oriented archival materials which had not yet been deposited at SHS. Unfortunately, I arrived at DPI only ten days after extensive federal program supervision files had been thrown away, due to a major space reorganization within the GEF 3 state office building. (Veteran staff member Allen Vick - see below - broke the bad news to me.) Other (often younger) DPI staffers, who understandably think in the present, were surprised that anyone would want access to these boxes of old papers, which they were only required by law to hold less than eight years. </text:p>
      <text:p text:style-name="P5"/>
      <text:p text:style-name="P7">Financial Data on State Aid</text:p>
      <text:p text:style-name="P5"><text:tab/></text:p>
      <text:p text:style-name="P5">Although most DPI archives were disorganized or destroyed, I did find very useful longtidinal compilations of state education aid at the Wisconsin Legislative Reference Bureau (especially for 1977-present) and a private, not-for-profit metropolitan watchdog group, the Citizens Government Research Bureau (now known as the Public Policy Forum), especially for earlier decades.</text:p>
      <text:p text:style-name="P5"/>
      <text:p text:style-name="P5"><text:soft-page-break/>In the appendix of the final Milwaukee report, note the chart which compares metro Milwaukee school revenues from local, state, and federal sources. While the federal percentage floats along the bottom (always under 10%), the local property tax revenue drops sharply and crosses over the rising level of state education aid. Any historical analysis of “the state” in Wisconsin public education should pay close attention to this important change and its implications for educational governance.</text:p>
      <text:p text:style-name="P5"/>
      <text:p text:style-name="P7">News reports on State role in local-federal ed policy</text:p>
      <text:p text:style-name="P5"/>
      <text:p text:style-name="P5">Despite the Wisconsin Legislative Reference Bureau’s very well-organized news clipping library, I found surprisingly few news stories which focused on the state role in shaping local-federal educational policy. Instead, most of the news stories examined the Milwaukee-to-DC connection without a major role for Madison. Perhaps this is a result of the fact that the two dominant newspapers are both Milwaukee city papers, which see their role as covering local politics more than state bureaucracy. Or perhaps the LRB clippings sub-categories are organized in such a way that the state’s role appears less influential than it actually may be. </text:p>
      <text:p text:style-name="P5"/>
      <text:p text:style-name="P5">In any case, the few instances where the state role did enter the historical picture are included in the previously submitted Metro Milwaukee final report, with one significant exception:</text:p>
      <text:p text:style-name="P5"/>
      <text:p text:style-name="P5">ECIA block grant committee:</text:p>
      <text:p text:style-name="P1"><text:span text:style-name="T1"><text:tab/>When Reagan’s budget shifted more power from the federal government to the states in the early 1980s, Wisconsin’s Department of Public Instruction oversaw a committee process which took a harder line in favor of rural interests. In 1981, Governor Dreyfus appointed a statewide citizen’s advisory board to oversee the distribution of federal aid money through the upcoming ECIA block grant program. MPS supporters feared that Milwaukee would bear the brunt of Reagan’s budget cuts, and insisted that they should continue to receive the same share of Wisconsin’s federal school aid - roughly 65% - which they had previously received prior to the block grant consolidation. But DPI officials responded that Milwaukee did not have a monopoly on poverty, and that 20-30% of the state’s federal school aid would be fairer. MPS officials pleaded their most convincing case to the Education Block Grants Advisory Committee in 1982, arguing that urban Milwaukee bore higher costs for educating such a large proportion of language minority and special education students. Yet the Wisconsin Association of School District Administrators countered by arguing that many rural districts did not receive federal aid in the past because they did not have the skills needed to write successful grant applications.</text:span><text:note text:id="ftn4" text:note-class="footnote"><text:note-citation>4</text:note-citation><text:note-body><text:p text:style-name="P5">28 Sept 1981 Panel to oversee ed cuts MJ; 28 March 1982 Educators spar over dollars MJ; 9 Apr 1982 City Schools take aid bid to state panel MJ</text:p></text:note-body></text:note></text:p>
      <text:p text:style-name="P5"/>
      <text:p text:style-name="P5">Note that the paragraph above requires us to think more clearly “the state,” since it mentions DPI, the Governor, and state-wide political tensions regarding rural versus urban interests. Also, it reminds me that there are probably some state government minutes/archives regarding this Advisory Committee which I have not even thought to look for.</text:p>
      <text:p text:style-name="P5"/>
      <text:p text:style-name="P7">Oral history possibilities</text:p>
      <text:p text:style-name="P5"/>
      <text:p text:style-name="P1"><text:span text:style-name="T1">While searching for surviving documentation of federal education policy within the walls of Wisconsin’s DPI, various staff members pointed me in the direction of Allen Vick, a veteran mid-level bureaucrat who joined the federal aid and audit section in 1974.</text:span><text:note text:id="ftn5" text:note-class="footnote"><text:note-citation>5</text:note-citation><text:note-body><text:p text:style-name="P5">Allen Vick, non-recorded interview with Jack Dougherty, Madison WI, 9 March 1999. (email: vickae@mail.state.wi.us<text:tab/>phone: 608-266-2428).</text:p></text:note-body></text:note><text:span text:style-name="T1"> I spoke with him on two occasions, where I found </text:span><text:soft-page-break/><text:span text:style-name="T1">him to be friendly, cooperative, and interested in our historical project. Yet after speaking with him for nearly an hour on our second meeting, and taking notes based on an un-recorded “pilot” interview, I learned only two contextual details relevant to our Metro Milwaukee study:</text:span></text:p>
      <text:p text:style-name="P5"/>
      <text:p text:style-name="P5">- The Milwaukee Public School system was on the “cutting edge of grant writing” during the peak ESEA years of the mid-1960s through the 1970s. They “had a machine” and DPI “never dared not to fund MPS.”</text:p>
      <text:p text:style-name="P5"/>
      <text:p text:style-name="P5">- During the 1970s, more than half of the DPI staff (mostly supervisors and consultants) was federally funded. Previously, much of this work had been done by county-level school superintendents, but ESEA worked to shift this responsibility to the state.</text:p>
      <text:p text:style-name="P5"/>
      <text:p text:style-name="P1"><text:span text:style-name="T1">While these two “nuggets” may be useful, our conversation led me to conclude that the time investment required for a formal interview with Mr. Vick would not be highly productive toward the goals of the overall project. I base this conclusion on my experience in researching and writing a dissertation on black school reform in Milwaukee, where I conducted and transcribed 70 oral history interviews, then realized how little of that work made its way into my historical narrative. Perhaps there are other higher-level DPI officials (such as former State Superintendents) whose oral histories could potentially offer richer insights into federal education policy, but I question whether chasing them down would be worth our time.</text:span><text:note text:id="ftn6" text:note-class="footnote"><text:note-citation>6</text:note-citation><text:note-body><text:p text:style-name="P1"><text:span text:style-name="T1">On the local level, my attempts to track down Gerard Farley, the first MPS coordinator of federal projects, were not successful.</text:span><text:span text:style-name="T7"> </text:span></text:p></text:note-body></text:note><text:span text:style-name="T1"> In any case, I advise any historian against pursuing extensive oral interviews without first stating a clear vision of what analytical contribution they might make to the overall project. For more on this topic, see my forthcoming review essay, “From Anecdote to Analysis: Oral Interviews and New Scholarship in Educational History,” <text:s/>in the September 1999 issue of the </text:span><text:span text:style-name="T3">Journal of American History</text:span><text:span text:style-name="T1">.</text:span></text:p>
      <text:p text:style-name="P5"/>
      <text:p text:style-name="P7">Conclusion:</text:p>
      <text:p text:style-name="P5"/>
      <text:p text:style-name="P5">My exploratory study of “the state” and its role in shaping metro Milwaukee-Washington relations on educational policy is not very encouraging. While it seems obvious that we should consider the middle ground between both local and federal governments, the absence of historiographical background and readily-available primary source materials makes this a very challenging project, at least for the “guinea pig” case of Wisconsin.</text:p>
      <text:p text:style-name="P5"/>
      <text:p text:style-name="P5">At times I find myself referring to our current local-federal study as a “big sprawly project” whose ambitious breadth stretches beyond my ability to keep up with it all. Call me a worry-wort, but I fear that stepping further into the domain of “the state” at this critical point could make our project even less focused, and more difficult to fully comprehend, at least for me. While we should not and cannot ignore “the state,” I urge us to think more precisely about what we mean by that term, and what we can reasonably hope its inclusion will contribute to our historical analysis and narrat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w Century Schlbk" svg:font-family="'New Century Schlb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3in" style:type="center"/>
          <style:tab-stop style:position="6in" style:type="right"/>
        </style:tab-stops>
      </style:paragraph-properties>
      <style:text-properties fo:color="#000000"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header>
        <text:p text:style-name="MP1"><text:tab/><text:tab/>Part 4, p. <text:page-number style:num-format="1" text:select-page="current">9</text:page-number></text:p>
      </style:head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document-statistic meta:table-count="0" meta:image-count="0" meta:object-count="0" meta:page-count="9" meta:paragraph-count="146" meta:word-count="4261" meta:character-count="27083" meta:non-whitespace-character-count="22817"/>
  </office:meta>
</office:document-meta>
</file>